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01f7" officeooo:paragraph-rsid="001901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 покупает товар на 240000 включая ндс</text:p>
      <text:p text:style-name="P1">НДС 40000</text:p>
      <text:p text:style-name="P1">Продает за 360000 начисляет ндс 60000</text:p>
      <text:p text:style-name="P1">- счет покупателю 360000</text:p>
      <text:p text:style-name="P1">Оплачивается</text:p>
      <text:p text:style-name="P1">Доход 100000</text:p>
      <text:p text:style-name="P1">Сумма вычета 40000</text:p>
      <text:p text:style-name="P1">К оплате 200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10:32:31.125089009</meta:creation-date>
    <meta:editing-duration>PT1M59S</meta:editing-duration>
    <meta:editing-cycles>2</meta:editing-cycles>
    <meta:generator>LibreOffice/7.2.6.2$Linux_X86_64 LibreOffice_project/20$Build-2</meta:generator>
    <dc:date>2022-04-21T10:33:12.374689136</dc:date>
    <meta:document-statistic meta:table-count="0" meta:image-count="0" meta:object-count="0" meta:page-count="1" meta:paragraph-count="8" meta:word-count="28" meta:character-count="164" meta:non-whitespace-character-count="144"/>
  </office:meta>
</office:document-meta>
</file>